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HelveticaNeue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3pt" style:language-asian="none" style:country-asian="none" style:font-style-asian="normal" style:font-weight-asian="normal" style:font-name-complex="HelveticaNeue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Conhecimentos Gerais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- Português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Raciocínio Lógico-Matemático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Direito Administrativo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Direito Constitucional: <text:s/></text:p>
          </table:table-cell>
          <table:table-cell/>
        </table:table-row>
        <table:table-row table:style-name="ro1"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- Legislação Específica: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- Direitos Humanos: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- Direito Civil I: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- Direito Empresarial I: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Direito Penal: <text:s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Direito Tributário I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Contabilidade Geral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Economia: <text:s/>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- Matemática Financeira: 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- Arquitetura de Computadores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Conhecimentos Específicos 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1" office:value-type="string" calcext:value-type="string">
            <text:p>- Redes de Computadores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Desenvolvimento de Software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Banco de Dados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Engenharia de Software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Governança e Gestão de TI: <text:s text:c="2"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- Inglês: <text:s text:c="2"/>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- Legislação Estadual I: <text:s/>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- Legislação Estadual II: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4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HelveticaNeue" svg:font-family="HelveticaNeu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10:05:23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16:25:21.386802148</meta:creation-date>
    <dc:date>2022-11-10T10:05:28.797000000</dc:date>
    <meta:editing-duration>PT32M26S</meta:editing-duration>
    <meta:editing-cycles>3</meta:editing-cycles>
    <meta:generator>LibreOffice/7.2.6.2$Windows_X86_64 LibreOffice_project/b0ec3a565991f7569a5a7f5d24fed7f52653d754</meta:generator>
    <meta:document-statistic meta:table-count="1" meta:cell-count="44" meta:object-count="0"/>
  </office:meta>
</office:document-meta>
</file>